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800000152E90010BF.png"/>
  <manifest:file-entry manifest:media-type="image/png" manifest:full-path="Pictures/10000201000002D800000152DED49144.png"/>
  <manifest:file-entry manifest:media-type="image/png" manifest:full-path="Pictures/10000201000002D80000015271D23099.png"/>
  <manifest:file-entry manifest:media-type="image/png" manifest:full-path="Pictures/10000201000002D800000152CB6D1A1A.png"/>
  <manifest:file-entry manifest:media-type="image/png" manifest:full-path="Pictures/10000201000002D80000015240381145.png"/>
  <manifest:file-entry manifest:media-type="image/png" manifest:full-path="Pictures/10000201000002D8000001520DFC80A0.png"/>
  <manifest:file-entry manifest:media-type="image/png" manifest:full-path="Pictures/10000201000002D800000152AC99741A.png"/>
  <manifest:file-entry manifest:media-type="image/png" manifest:full-path="Pictures/10000201000002D80000015246DB2100.png"/>
  <manifest:file-entry manifest:media-type="image/png" manifest:full-path="Pictures/10000201000002D8000001524D119931.png"/>
  <manifest:file-entry manifest:media-type="image/png" manifest:full-path="Pictures/10000201000002D8000001529A7A1C51.png"/>
  <manifest:file-entry manifest:media-type="image/png" manifest:full-path="Pictures/10000201000002D800000152DA7DD401.png"/>
  <manifest:file-entry manifest:media-type="image/png" manifest:full-path="Pictures/10000201000002D80000015213AA0B23.png"/>
  <manifest:file-entry manifest:media-type="image/png" manifest:full-path="Pictures/10000201000002D8000001528EB14DEE.png"/>
  <manifest:file-entry manifest:media-type="image/png" manifest:full-path="Pictures/10000201000002D80000015241380E72.png"/>
  <manifest:file-entry manifest:media-type="image/png" manifest:full-path="Pictures/10000201000002D800000152571566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cm" svg:height="7.892cm" draw:z-index="0"><draw:image xlink:href="Pictures/10000201000002D8000001529A7A1C51.png" xlink:type="simple" xlink:show="embed" xlink:actuate="onLoad"/></draw:frame></text:p>
      <text:p text:style-name="Standard"><draw:frame draw:style-name="fr1" draw:name="gráficos2" text:anchor-type="paragraph" svg:width="17cm" svg:height="7.892cm" draw:z-index="1"><draw:image xlink:href="Pictures/10000201000002D80000015246DB2100.png" xlink:type="simple" xlink:show="embed" xlink:actuate="onLoad"/></draw:frame></text:p>
      <text:p text:style-name="Standard"><draw:frame draw:style-name="fr1" draw:name="gráficos3" text:anchor-type="paragraph" svg:width="17cm" svg:height="7.892cm" draw:z-index="2"><draw:image xlink:href="Pictures/10000201000002D800000152571566CA.png" xlink:type="simple" xlink:show="embed" xlink:actuate="onLoad"/></draw:frame></text:p>
      <text:p text:style-name="Standard"/>
      <text:p text:style-name="Standard"><draw:frame draw:style-name="fr1" draw:name="gráficos4" text:anchor-type="paragraph" svg:width="17cm" svg:height="7.892cm" draw:z-index="3"><draw:image xlink:href="Pictures/10000201000002D80000015213AA0B23.png" xlink:type="simple" xlink:show="embed" xlink:actuate="onLoad"/></draw:frame><text:soft-page-break/></text:p>
      <text:p text:style-name="Standard"><draw:frame draw:style-name="fr1" draw:name="gráficos5" text:anchor-type="paragraph" svg:width="17cm" svg:height="7.892cm" draw:z-index="4"><draw:image xlink:href="Pictures/10000201000002D8000001524D119931.png" xlink:type="simple" xlink:show="embed" xlink:actuate="onLoad"/></draw:frame></text:p>
      <text:p text:style-name="Standard"><draw:frame draw:style-name="fr1" draw:name="gráficos6" text:anchor-type="paragraph" svg:width="17cm" svg:height="7.892cm" draw:z-index="5"><draw:image xlink:href="Pictures/10000201000002D8000001520DFC80A0.png" xlink:type="simple" xlink:show="embed" xlink:actuate="onLoad"/></draw:frame></text:p>
      <text:p text:style-name="Standard"/>
      <text:p text:style-name="Standard"><draw:frame draw:style-name="fr1" draw:name="gráficos7" text:anchor-type="paragraph" svg:width="17cm" svg:height="7.892cm" draw:z-index="6"><draw:image xlink:href="Pictures/10000201000002D800000152CB6D1A1A.png" xlink:type="simple" xlink:show="embed" xlink:actuate="onLoad"/></draw:frame><text:soft-page-break/></text:p>
      <text:p text:style-name="Standard"><draw:frame draw:style-name="fr1" draw:name="gráficos8" text:anchor-type="paragraph" svg:width="17cm" svg:height="7.892cm" draw:z-index="7"><draw:image xlink:href="Pictures/10000201000002D80000015241380E72.png" xlink:type="simple" xlink:show="embed" xlink:actuate="onLoad"/></draw:frame></text:p>
      <text:p text:style-name="Standard"><draw:frame draw:style-name="fr1" draw:name="gráficos9" text:anchor-type="paragraph" svg:width="17cm" svg:height="7.892cm" draw:z-index="8"><draw:image xlink:href="Pictures/10000201000002D80000015271D23099.png" xlink:type="simple" xlink:show="embed" xlink:actuate="onLoad"/></draw:frame></text:p>
      <text:p text:style-name="Standard"/>
      <text:p text:style-name="Standard"><draw:frame draw:style-name="fr1" draw:name="gráficos10" text:anchor-type="paragraph" svg:width="17cm" svg:height="7.892cm" draw:z-index="9"><draw:image xlink:href="Pictures/10000201000002D800000152DED49144.png" xlink:type="simple" xlink:show="embed" xlink:actuate="onLoad"/></draw:frame><text:soft-page-break/></text:p>
      <text:p text:style-name="Standard"><draw:frame draw:style-name="fr1" draw:name="gráficos11" text:anchor-type="paragraph" svg:width="17cm" svg:height="7.892cm" draw:z-index="10"><draw:image xlink:href="Pictures/10000201000002D80000015240381145.png" xlink:type="simple" xlink:show="embed" xlink:actuate="onLoad"/></draw:frame></text:p>
      <text:p text:style-name="Standard"><draw:frame draw:style-name="fr1" draw:name="gráficos12" text:anchor-type="paragraph" svg:width="17cm" svg:height="7.892cm" draw:z-index="11"><draw:image xlink:href="Pictures/10000201000002D800000152DA7DD401.png" xlink:type="simple" xlink:show="embed" xlink:actuate="onLoad"/></draw:frame></text:p>
      <text:p text:style-name="Standard"/>
      <text:p text:style-name="Standard"><draw:frame draw:style-name="fr1" draw:name="gráficos13" text:anchor-type="paragraph" svg:width="17cm" svg:height="7.892cm" draw:z-index="12"><draw:image xlink:href="Pictures/10000201000002D800000152E90010BF.png" xlink:type="simple" xlink:show="embed" xlink:actuate="onLoad"/></draw:frame><text:soft-page-break/></text:p>
      <text:p text:style-name="Standard"><draw:frame draw:style-name="fr1" draw:name="gráficos14" text:anchor-type="paragraph" svg:width="17cm" svg:height="7.892cm" draw:z-index="13"><draw:image xlink:href="Pictures/10000201000002D8000001528EB14DEE.png" xlink:type="simple" xlink:show="embed" xlink:actuate="onLoad"/></draw:frame></text:p>
      <text:p text:style-name="Standard"><draw:frame draw:style-name="fr1" draw:name="gráficos15" text:anchor-type="paragraph" svg:width="17cm" svg:height="7.892cm" draw:z-index="14"><draw:image xlink:href="Pictures/10000201000002D800000152AC9974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9T15:51:31.32</meta:creation-date>
    <meta:document-statistic meta:table-count="0" meta:image-count="15" meta:object-count="0" meta:page-count="5" meta:paragraph-count="0" meta:word-count="0" meta:character-count="0"/>
    <dc:date>2020-10-19T15:53:48</dc:date>
    <meta:editing-duration>PT2M19S</meta:editing-duration>
    <meta:editing-cycles>1</meta:editing-cycles>
    <meta:generator>OpenOffice/4.1.7$Win32 OpenOffice.org_project/417m1$Build-9800</meta:generator>
  </office:meta>
</office:document-meta>
</file>